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giCommandSupport.getService( Class &lt; T &gt; clazz , ServiceReference referen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sgiCommandSupport.getBund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CommandSupport.setBundleContext(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giCommandSupport.ungetServic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sgiCommandSupport.getAllServices( Class &lt; T &gt; clazz , String fil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sgiCommandSupport.execute( CommandContext command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